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913" officeooo:paragraph-rsid="000d4913"/>
    </style:style>
    <style:style style:name="P2" style:family="paragraph" style:parent-style-name="Standard">
      <style:text-properties officeooo:rsid="000ee02f" officeooo:paragraph-rsid="000ee02f"/>
    </style:style>
    <style:style style:name="P3" style:family="paragraph" style:parent-style-name="Standard">
      <style:text-properties officeooo:rsid="00108e9f" officeooo:paragraph-rsid="00108e9f"/>
    </style:style>
    <style:style style:name="P4" style:family="paragraph" style:parent-style-name="Standard">
      <style:text-properties officeooo:rsid="0010bf91" officeooo:paragraph-rsid="0010bf91"/>
    </style:style>
    <style:style style:name="P5" style:family="paragraph" style:parent-style-name="Standard">
      <style:text-properties officeooo:rsid="001212a7" officeooo:paragraph-rsid="001212a7"/>
    </style:style>
    <style:style style:name="P6" style:family="paragraph" style:parent-style-name="Standard">
      <style:text-properties officeooo:rsid="0013faa8" officeooo:paragraph-rsid="0013faa8"/>
    </style:style>
    <style:style style:name="P7" style:family="paragraph" style:parent-style-name="Standard">
      <style:text-properties officeooo:rsid="0014800e" officeooo:paragraph-rsid="0014800e"/>
    </style:style>
    <style:style style:name="P8" style:family="paragraph" style:parent-style-name="Standard">
      <style:text-properties officeooo:rsid="001491a3" officeooo:paragraph-rsid="001491a3"/>
    </style:style>
    <style:style style:name="P9" style:family="paragraph" style:parent-style-name="Standard">
      <style:text-properties officeooo:rsid="0017e91b" officeooo:paragraph-rsid="0017e91b"/>
    </style:style>
    <style:style style:name="P10" style:family="paragraph" style:parent-style-name="Standard">
      <style:text-properties officeooo:rsid="0017e91b" officeooo:paragraph-rsid="00274f21"/>
    </style:style>
    <style:style style:name="P11" style:family="paragraph" style:parent-style-name="Standard">
      <style:text-properties officeooo:rsid="001d7779" officeooo:paragraph-rsid="001d7779"/>
    </style:style>
    <style:style style:name="T1" style:family="text">
      <style:text-properties officeooo:rsid="0010bf91"/>
    </style:style>
    <style:style style:name="T2" style:family="text">
      <style:text-properties officeooo:rsid="00110f52"/>
    </style:style>
    <style:style style:name="T3" style:family="text">
      <style:text-properties officeooo:rsid="0013faa8"/>
    </style:style>
    <style:style style:name="T4" style:family="text">
      <style:text-properties officeooo:rsid="00157f46"/>
    </style:style>
    <style:style style:name="T5" style:family="text">
      <style:text-properties officeooo:rsid="0017e91b"/>
    </style:style>
    <style:style style:name="T6" style:family="text">
      <style:text-properties officeooo:rsid="001f39d5"/>
    </style:style>
    <style:style style:name="T7" style:family="text">
      <style:text-properties officeooo:rsid="002477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 mystère des crayons volés</text:p>
      <text:p text:style-name="P1"/>
      <text:h text:style-name="Heading_20_1" text:outline-level="1">Intrigue</text:h>
      <text:p text:style-name="P2">Les Broutons sont des genres de gnômes pilous de toutes les couleurs d’en moyenne 40 centimètres de hauteur. Quand leurs poils sont renvoyés vers l’arrière, ils ressemblent à de petits humains miniatures.</text:p>
      <text:p text:style-name="P2"/>
      <text:p text:style-name="P2">Ils vivent dans un monde parallèle au nôtre que l’oncle Lucien a dénommé la “dimension Alpha.”.</text:p>
      <text:p text:style-name="P2"/>
      <text:p text:style-name="P3">Les Broutons exploitent une mine, proche de leur village “Castukie”. Cette mine est une source de couleurs pastel qui servent à la fois à la décoration des maisons et à l’alimentation des broutons.</text:p>
      <text:p text:style-name="P3"/>
      <text:p text:style-name="P3">Un événement a clos cette mine et l’a marqué du “sceau de Boldar”. Les Broutons ne peuvent enlever ce sceau par eux-mêmes, il leur faut un magicien interdimensionnel qualifié.</text:p>
      <text:p text:style-name="P3"/>
      <text:p text:style-name="P3">En l’absence de ressources provenant de la mine, les Broutons vont explorer les autres <text:span text:style-name="T1">dimensions à la recherche de couleurs. Ils en trouvent, par hasard, dans notre monde. La couleur qu’ils souhaitent est localisée dans les crayons de couleur des écoliers. Aussi, la nuit, les Broutons organisent des expéditions pour voler les crayons de couleurs dans notre monde, d’abord dans les magasins ou les écoles, puis chez les écoliers.</text:span></text:p>
      <text:p text:style-name="P3"/>
      <text:p text:style-name="P4">Les Broutons ont une catactéristique <text:span text:style-name="T2">spéciale : quand ils s’assemblent (se montent dessus), ils peuvent prendre des formes différentes de leur forme initiale, par exemple un humain ou un cheval. Bien entendu, un petit coup dans cet assemblage d’équilibriste fera retomber tous les Broutons à terre et disparaître la forme créée.</text:span></text:p>
      <text:p text:style-name="P4"/>
      <text:p text:style-name="P5">Le scénario se déroule dans la ville dans laquelle sont scolarisés les personnages.</text:p>
      <text:p text:style-name="P5"/>
      <text:h text:style-name="Heading_20_1" text:outline-level="1">PJ</text:h>
      <text:p text:style-name="Standard">Le nombre de PJ <text:span text:style-name="T3">dépend du nombre d’enfants disponibles.</text:span></text:p>
      <text:p text:style-name="Standard"/>
      <text:p text:style-name="P6">Pour un jeu à seul enfant : prévoyez un/une amie qui pourra aider lors des scènes un peu difficiles. Si vous faites jouer 2 enfants ou plus, tout va bien.</text:p>
      <text:p text:style-name="P6"/>
      <text:h text:style-name="Heading_20_1" text:outline-level="1">PNJ</text:h>
      <text:p text:style-name="P7">Les PNJ sont très importants dans cette histoire. Les enfants ont tendance à s’attacher aux PNJ et ces derniers reviendront souvent dans les différentes aventures de D6 Dimension.</text:p>
      <text:p text:style-name="P7"/>
      <text:p text:style-name="P8">Les PNJ sont décrits dans le tableur joint : “<text:span text:style-name="T4">PNJ.ods”</text:span></text:p>
      <text:p text:style-name="P8"/>
      <text:h text:style-name="Heading_20_1" text:outline-level="1"><text:soft-page-break/>PNJ importants</text:h>
      <text:h text:style-name="Heading_20_2" text:outline-level="2">Mlle Camélia Laurier, <text:span text:style-name="T5">professeurs d’arts plastiques</text:span></text:h>
      <text:p text:style-name="P9">Camélia a toujours eu une sensibilité artistique. Elle en a fait son métier.</text:p>
      <text:p text:style-name="P9"/>
      <text:p text:style-name="P10">Au delà de sa sensibilité, Camélia a la capacité de voir au delà des choses, notamment les traces dimensionnelles que laissent les objets qui ont été en contact avec les autres dimensions<text:span text:style-name="T6"> (pouvoir : “Voir les traces interdimensionnelles”)</text:span>.</text:p>
      <text:p text:style-name="P9"/>
      <text:p text:style-name="P9">Camélia ne cherche rien d’autre que la connaissance. Elle est simple, douce et compréhensive, mais est très attachée à défendre notre monde.</text:p>
      <text:p text:style-name="P9"/>
      <text:p text:style-name="P9">Il est possible qu’au fir et à mesure des aventures, elle développe une capacité à maîtriser les portails interdimensionnels.</text:p>
      <text:h text:style-name="Heading_20_2" text:outline-level="2">M. Gontran Proton, professeur de physique</text:h>
      <text:p text:style-name="P11">M. Proton a découver<text:span text:style-name="T7">t</text:span> un <text:span text:style-name="T6">jour une clef sur le sol (et non pas une clef de sol) qui brillait d’étoiles scintillantes (pouvoir : “Voir les traces interdimensionnelles”).</text:span></text:p>
      <text:p text:style-name="Standard"/>
      <text:h text:style-name="Heading_20_1" text:outline-level="1">Pouvoirs spéciaux</text:h>
      <text:h text:style-name="Heading_20_2" text:outline-level="2">Voir les traces interdimensionnelle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4:09:32.972727686</meta:creation-date>
    <dc:date>2020-04-14T16:18:00.825938423</dc:date>
    <meta:editing-duration>PT2H8M16S</meta:editing-duration>
    <meta:editing-cycles>26</meta:editing-cycles>
    <meta:generator>LibreOffice/6.1.5.2$Linux_X86_64 LibreOffice_project/10$Build-2</meta:generator>
    <meta:document-statistic meta:table-count="0" meta:image-count="0" meta:object-count="0" meta:page-count="2" meta:paragraph-count="25" meta:word-count="468" meta:character-count="2902" meta:non-whitespace-character-count="2459"/>
  </office:meta>
</office:document-meta>
</file>